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line-height="100%" fo:text-align="center" style:justify-single-word="false"/>
      <style:text-properties fo:font-size="14pt" officeooo:paragraph-rsid="00125296" style:font-size-asian="14pt" style:font-size-complex="14pt"/>
    </style:style>
    <style:style style:name="P2" style:family="paragraph" style:parent-style-name="Standard">
      <style:paragraph-properties fo:margin-left="0cm" fo:line-height="100%" fo:text-align="center" style:justify-single-word="false"/>
      <style:text-properties fo:font-size="14pt" officeooo:rsid="0037d301" officeooo:paragraph-rsid="0037d301" style:font-size-asian="14pt" style:font-size-complex="14pt"/>
    </style:style>
    <style:style style:name="P3" style:family="paragraph" style:parent-style-name="Standard">
      <style:paragraph-properties fo:margin-left="0cm" fo:line-height="100%" fo:text-align="center" style:justify-single-word="false"/>
      <style:text-properties fo:font-size="14pt" officeooo:paragraph-rsid="0037d301" style:font-size-asian="14pt" style:font-size-complex="14pt"/>
    </style:style>
    <style:style style:name="P4" style:family="paragraph" style:parent-style-name="Standard">
      <style:paragraph-properties fo:margin-left="0cm" fo:text-align="center" style:justify-single-word="false"/>
      <style:text-properties fo:font-size="14pt" officeooo:paragraph-rsid="0039899b" style:font-size-asian="14pt" style:font-size-complex="14pt"/>
    </style:style>
    <style:style style:name="P5" style:family="paragraph" style:parent-style-name="Standard">
      <style:paragraph-properties fo:margin-left="0cm" fo:line-height="100%" fo:text-align="center" style:justify-single-word="false"/>
      <style:text-properties style:font-name="Liberation Serif" fo:font-size="14pt" officeooo:paragraph-rsid="00125296" style:font-size-asian="14pt" style:font-size-complex="14pt"/>
    </style:style>
    <style:style style:name="P6" style:family="paragraph" style:parent-style-name="Standard">
      <style:paragraph-properties fo:margin-left="0cm" fo:line-height="100%"/>
      <style:text-properties style:font-name="Liberation Serif" fo:font-size="14pt" officeooo:paragraph-rsid="0037d301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-0.6cm" fo:line-height="100%" fo:text-align="justify" style:justify-single-word="false" fo:text-indent="0cm" style:auto-text-indent="false" style:page-number="auto" fo:background-color="transparent"/>
      <style:text-properties style:font-name="Liberation Serif" fo:font-size="14pt" officeooo:paragraph-rsid="00125296" style:font-size-asian="14pt" style:font-size-complex="14pt"/>
    </style:style>
    <style:style style:name="P8" style:family="paragraph" style:parent-style-name="Standard">
      <style:paragraph-properties fo:margin-left="0cm" fo:line-height="100%"/>
      <style:text-properties style:font-name="Liberation Serif" fo:font-size="14pt" officeooo:paragraph-rsid="00125296" style:font-size-asian="14pt" style:font-size-complex="14pt"/>
    </style:style>
    <style:style style:name="P9" style:family="paragraph" style:parent-style-name="Title" style:list-style-name="WWNum4">
      <loext:graphic-properties draw:fill="none"/>
      <style:paragraph-properties fo:margin-left="1.199cm" fo:margin-right="0cm" fo:margin-top="0cm" fo:margin-bottom="0cm" style:contextual-spacing="false" fo:line-height="100%" fo:text-align="start" style:justify-single-word="false" fo:text-indent="1.199cm" style:auto-text-indent="false" fo:background-color="transparent"/>
      <style:text-properties fo:font-size="14pt" officeooo:paragraph-rsid="00150d43" style:font-size-asian="14pt" style:font-size-complex="14pt"/>
    </style:style>
    <style:style style:name="P10" style:family="paragraph" style:parent-style-name="Title">
      <style:paragraph-properties fo:margin-left="0cm" fo:margin-top="0cm" fo:margin-bottom="0cm" style:contextual-spacing="false" fo:text-align="start" style:justify-single-word="false" fo:text-indent="1.251cm" style:auto-text-indent="false"/>
      <style:text-properties fo:text-transform="uppercase" fo:font-size="14pt" officeooo:paragraph-rsid="00150d43" style:font-size-asian="14pt" style:font-size-complex="14pt"/>
    </style:style>
    <style:style style:name="P11" style:family="paragraph" style:parent-style-name="текст_20_основной">
      <style:text-properties fo:font-weight="normal" officeooo:paragraph-rsid="003360b0" style:font-weight-asian="normal" style:font-weight-complex="normal"/>
    </style:style>
    <style:style style:name="P12" style:family="paragraph" style:parent-style-name="текст_20_основной">
      <style:text-properties style:font-name="PT Sans" fo:font-weight="normal" officeooo:paragraph-rsid="003360b0" style:font-weight-asian="normal" style:font-weight-complex="normal"/>
    </style:style>
    <style:style style:name="P13" style:family="paragraph" style:parent-style-name="Title" style:list-style-name="WWNum4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text-indent="1.199cm" style:auto-text-indent="false" style:page-number="auto" fo:break-before="page" fo:background-color="transparent"/>
      <style:text-properties fo:font-size="14pt" officeooo:paragraph-rsid="00150d43" style:font-size-asian="14pt" style:font-size-complex="14pt"/>
    </style:style>
    <style:style style:name="P14" style:family="paragraph" style:parent-style-name="текст_20_основной" style:list-style-name="L1" style:master-page-name="">
      <loext:graphic-properties draw:fill="none"/>
      <style:paragraph-properties fo:margin-left="1.7cm" fo:margin-right="0cm" fo:margin-top="0cm" fo:margin-bottom="0cm" style:contextual-spacing="false" fo:line-height="100%" fo:text-align="justify" style:justify-single-word="false" fo:hyphenation-ladder-count="no-limit" fo:hyphenation-keep="auto" loext:hyphenation-keep-type="column" fo:text-indent="-0.6cm" style:auto-text-indent="false" style:page-number="auto" fo:background-color="transparent"/>
      <style:text-properties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5" style:family="paragraph" style:parent-style-name="текст_20_основной" style:list-style-name="L1">
      <loext:graphic-properties draw:fill="none"/>
      <style:paragraph-properties fo:margin-left="1.7cm" fo:margin-right="0cm" fo:margin-top="0cm" fo:margin-bottom="0cm" style:contextual-spacing="false" fo:line-height="100%" fo:text-align="justify" style:justify-single-word="false" fo:hyphenation-ladder-count="no-limit" fo:hyphenation-keep="auto" loext:hyphenation-keep-type="column" fo:text-indent="-0.6cm" style:auto-text-indent="false" fo:background-color="transparent"/>
      <style:text-properties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6" style:family="paragraph" style:parent-style-name="List_20_Paragraph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50d43"/>
    </style:style>
    <style:style style:name="P17" style:family="paragraph" style:parent-style-name="текст_20_основной" style:list-style-name="L2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hyphenation-ladder-count="no-limit" fo:hyphenation-keep="auto" loext:hyphenation-keep-type="column" fo:text-indent="1.401cm" style:auto-text-indent="false" style:page-number="auto" fo:background-color="transparent">
        <style:tab-stops>
          <style:tab-stop style:position="-0.563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8" style:family="paragraph" style:parent-style-name="текст_20_основной" style:list-style-name="L2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hyphenation-ladder-count="no-limit" fo:hyphenation-keep="auto" loext:hyphenation-keep-type="column" fo:text-indent="1.401cm" style:auto-text-indent="false" fo:background-color="transparent">
        <style:tab-stops>
          <style:tab-stop style:position="-0.563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9" style:family="paragraph" style:parent-style-name="текст_20_основной" style:list-style-name="L3">
      <loext:graphic-properties draw:fill="none"/>
      <style:paragraph-properties fo:margin-left="0.101cm" fo:margin-right="0cm" fo:margin-top="0cm" fo:margin-bottom="0cm" style:contextual-spacing="false" fo:line-height="100%" fo:text-align="justify" style:justify-single-word="false" fo:hyphenation-ladder-count="no-limit" fo:hyphenation-keep="auto" loext:hyphenation-keep-type="column" fo:text-indent="1.401cm" style:auto-text-indent="false" fo:background-color="transparent"/>
      <style:text-properties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401cm" style:auto-text-indent="false" fo:break-before="page" fo:background-color="transparent"/>
      <style:text-properties officeooo:paragraph-rsid="0015b01e"/>
    </style:style>
    <style:style style:name="P21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bold" officeooo:rsid="0015b01e" officeooo:paragraph-rsid="0015b01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Caladea" fo:font-size="14pt" fo:font-weight="normal" officeooo:rsid="0015b01e" officeooo:paragraph-rsid="0015b01e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5b01e" officeooo:paragraph-rsid="0019c33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434357"/>
    </style:style>
    <style:style style:name="P2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9c330"/>
    </style:style>
    <style:style style:name="P2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Liberation Serif" officeooo:rsid="00434357" officeooo:paragraph-rsid="00434357"/>
    </style:style>
    <style:style style:name="P28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Liberation Serif" officeooo:rsid="00435677" officeooo:paragraph-rsid="00435677"/>
    </style:style>
    <style:style style:name="P29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officeooo:paragraph-rsid="0015b01e"/>
    </style:style>
    <style:style style:name="P30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officeooo:paragraph-rsid="0015b01e"/>
    </style:style>
    <style:style style:name="P31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 fo:break-before="page"/>
      <style:text-properties officeooo:paragraph-rsid="0015b01e"/>
    </style:style>
    <style:style style:name="P3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fo:font-size="14pt" fo:font-weight="normal" officeooo:rsid="001967e8" officeooo:paragraph-rsid="001967e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PT Sans" fo:font-size="14pt" fo:font-weight="normal" officeooo:rsid="0042c735" officeooo:paragraph-rsid="0042c735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1.251cm" style:auto-text-indent="false"/>
      <style:text-properties style:font-name="PT Sans" fo:font-size="14pt" fo:font-weight="normal" officeooo:rsid="0031945d" officeooo:paragraph-rsid="0037d301" style:font-size-asian="14pt" style:font-weight-asian="normal" style:font-size-complex="14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25296"/>
    </style:style>
    <style:style style:name="T3" style:family="text">
      <style:text-properties officeooo:rsid="00415a01"/>
    </style:style>
    <style:style style:name="T4" style:family="text">
      <style:text-properties officeooo:rsid="0037d301"/>
    </style:style>
    <style:style style:name="T5" style:family="text">
      <style:text-properties style:font-size-complex="14pt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officeooo:rsid="00125296"/>
    </style:style>
    <style:style style:name="T8" style:family="text">
      <style:text-properties fo:text-transform="uppercase" fo:font-size="14pt" style:font-size-asian="14pt" style:font-size-complex="14pt"/>
    </style:style>
    <style:style style:name="T9" style:family="text">
      <style:text-properties fo:text-transform="uppercase" officeooo:rsid="0015b01e"/>
    </style:style>
    <style:style style:name="T10" style:family="text">
      <style:text-properties fo:text-transform="uppercase" officeooo:rsid="0005acc8"/>
    </style:style>
    <style:style style:name="T11" style:family="text">
      <style:text-properties fo:text-transform="uppercase" officeooo:rsid="002e0a7d"/>
    </style:style>
    <style:style style:name="T12" style:family="text">
      <style:text-properties style:font-name="PT Sans"/>
    </style:style>
    <style:style style:name="T13" style:family="text">
      <style:text-properties fo:text-transform="uppercase" officeooo:rsid="00087249"/>
    </style:style>
    <style:style style:name="T14" style:family="text">
      <style:text-properties officeooo:rsid="0042c735"/>
    </style:style>
    <style:style style:name="T15" style:family="text">
      <style:text-properties style:font-name="Liberation Serif" officeooo:rsid="0042c735"/>
    </style:style>
    <style:style style:name="T16" style:family="text">
      <style:text-properties officeooo:rsid="00434357"/>
    </style:style>
    <style:style style:name="T17" style:family="text">
      <style:text-properties style:font-name="PT Sans" officeooo:rsid="00434357"/>
    </style:style>
    <style:style style:name="T18" style:family="text">
      <style:text-properties fo:text-transform="uppercase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fo:text-transform="uppercase" fo:font-size="14pt" fo:language="ru" fo:country="RU" fo:font-weight="bold" officeooo:rsid="0015b01e" style:font-size-asian="14pt" style:font-weight-asian="bold" style:font-name-complex="Times New Roman1" style:font-size-complex="14pt" style:font-weight-complex="bold"/>
    </style:style>
    <style:style style:name="T20" style:family="text">
      <style:text-properties fo:text-transform="uppercase" fo:font-size="14pt" fo:language="ru" fo:country="RU" fo:font-weight="bold" officeooo:rsid="0005ee9d" style:font-size-asian="14pt" style:font-weight-asian="bold" style:font-name-complex="Times New Roman1" style:font-size-complex="14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PT Sans" fo:font-weight="normal" style:font-weight-asian="normal" style:font-weight-complex="normal"/>
    </style:style>
    <style:style style:name="T23" style:family="text">
      <style:text-properties fo:font-weight="normal" officeooo:rsid="00435677" style:font-weight-asian="normal" style:font-weight-complex="normal"/>
    </style:style>
    <style:style style:name="T24" style:family="text">
      <style:text-properties style:font-name="PT Sans" fo:font-weight="normal" officeooo:rsid="00435677" style:font-weight-asian="normal" style:font-weight-complex="normal"/>
    </style:style>
    <style:style style:name="T25" style:family="text">
      <style:text-properties style:font-name="Liberation Serif" fo:font-weight="normal" officeooo:rsid="00435677" style:font-weight-asian="normal" style:font-weight-complex="normal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8" style:family="text">
      <style:text-properties fo:font-size="14pt" fo:language="ru" fo:country="RU" fo:font-weight="bold" officeooo:rsid="0015b01e" style:font-size-asian="14pt" style:font-weight-asian="bold" style:font-name-complex="Times New Roman1" style:font-size-complex="14pt" style:font-weight-complex="bold"/>
    </style:style>
    <style:style style:name="T29" style:family="text">
      <style:text-properties fo:font-size="14pt" fo:language="ru" fo:country="RU" fo:font-weight="bold" officeooo:rsid="00087249" style:font-size-asian="14pt" style:font-weight-asian="bold" style:font-name-complex="Times New Roman1" style:font-size-complex="14pt" style:font-weight-complex="bold"/>
    </style:style>
    <style:style style:name="T30" style:family="text">
      <style:text-properties fo:language="ru" fo:country="RU" officeooo:rsid="00087249" style:font-name-complex="Times New Roman1"/>
    </style:style>
    <style:style style:name="T31" style:family="text">
      <style:text-properties officeooo:rsid="00208170"/>
    </style:style>
    <style:style style:name="T32" style:family="text">
      <style:text-properties officeooo:rsid="0019c330"/>
    </style:style>
    <style:style style:name="T33" style:family="text">
      <style:text-properties style:font-name="PT Sans" officeooo:rsid="00415a01"/>
    </style:style>
    <style:style style:name="T34" style:family="text">
      <style:text-properties style:font-name="PT Sans" fo:font-size="14pt" fo:font-weight="normal" officeooo:rsid="0015b01e" style:font-size-asian="14pt" style:font-weight-asian="normal" style:font-size-complex="14pt" style:font-weight-complex="normal"/>
    </style:style>
    <style:style style:name="T35" style:family="text">
      <style:text-properties style:font-name="Liberation Serif" fo:font-size="14pt" fo:font-weight="normal" officeooo:rsid="0015b01e" style:font-size-asian="14pt" style:font-weight-asian="normal" style:font-size-complex="14pt" style:font-weight-complex="normal"/>
    </style:style>
    <style:style style:name="T36" style:family="text">
      <style:text-properties style:font-name="Liberation Serif" fo:font-size="14pt" fo:font-weight="normal" officeooo:rsid="00434357" style:font-size-asian="14pt" style:font-weight-asian="normal" style:font-size-complex="14pt" style:font-weight-complex="normal"/>
    </style:style>
    <style:style style:name="T37" style:family="text">
      <style:text-properties style:font-name="PT Sans" fo:font-size="14pt" fo:font-weight="normal" officeooo:rsid="00434357" style:font-size-asian="14pt" style:font-weight-asian="normal" style:font-size-complex="14pt" style:font-weight-complex="normal"/>
    </style:style>
    <style:style style:name="T38" style:family="text">
      <style:text-properties fo:font-size="14pt" fo:font-weight="normal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15b01e" style:font-size-asian="14pt" style:font-weight-asian="normal" style:font-size-complex="14pt" style:font-weight-complex="normal"/>
    </style:style>
    <style:style style:name="T40" style:family="text">
      <style:text-properties style:font-name="PT Sans" fo:font-size="14pt" fo:font-weight="normal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434357" style:font-size-asian="14pt" style:font-weight-asian="normal" style:font-size-complex="14pt" style:font-weight-complex="normal"/>
    </style:style>
    <style:style style:name="T42" style:family="text">
      <style:text-properties style:font-name="PT Sans" fo:font-size="14pt" fo:language="ru" fo:country="RU" fo:font-weight="normal" officeooo:rsid="0015b01e" style:font-size-asian="14pt" style:font-weight-asian="normal" style:font-name-complex="Times New Roman1" style:font-size-complex="14pt" style:font-weight-complex="normal"/>
    </style:style>
    <style:style style:name="T43" style:family="text">
      <style:text-properties fo:text-transform="uppercase" fo:font-size="14pt" fo:language="ru" fo:country="RU" fo:font-weight="bold" officeooo:rsid="00087249" style:font-size-asian="14pt" style:font-weight-asian="bold" style:font-name-complex="Times New Roman1" style:font-size-complex="14pt" style:font-weight-complex="bold"/>
    </style:style>
    <style:style style:name="T44" style:family="text">
      <style:text-properties fo:text-transform="uppercase" fo:language="ru" fo:country="RU" fo:font-weight="bold" officeooo:rsid="00087249" style:font-weight-asian="bold" style:font-name-complex="Times New Roman1" style:font-weight-complex="bold"/>
    </style:style>
    <style:style style:name="T45" style:family="text">
      <style:text-properties style:font-name="Liberation Serif"/>
    </style:style>
    <style:style style:name="T46" style:family="text">
      <style:text-properties officeooo:rsid="0031945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/>
      <text:p text:style-name="P1">Учреждение Образования</text:p>
      <text:p text:style-name="P1">БЕЛОРУССКИЙ ГОСУДАРСТВЕННЫЙ УНИВЕРСИТЕТ</text:p>
      <text:p text:style-name="P1">ИНФОРМАТИКИ И РАДИОЭЛЕКТРОНИКИ</text:p>
      <text:p text:style-name="P1"/>
      <text:p text:style-name="P1">К<text:span text:style-name="T1">афедра </text:span><text:span text:style-name="T2">электронных вычислительных машин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я работа № <text:span text:style-name="T3">6</text:span></text:p>
      <text:p text:style-name="P2">по курсу</text:p>
      <text:p text:style-name="P3"><text:span text:style-name="T4">«</text:span>Операционные системы и системное программирование»</text:p>
      <text:p text:style-name="P2">на тему</text:p>
      <text:p text:style-name="P4" loext:marker-style-name="T5">«<text:span text:style-name="T6">Работа с файлами, отображенными в память</text:span>»</text:p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6"><text:span text:style-name="T4">Выполнила</text:span>:<text:tab/><text:tab/><text:tab/><text:tab/><text:tab/><text:tab/><text:tab/> <text:s text:c="6"/><text:span text:style-name="T4">студент группы 350501</text:span></text:p>
      <text:p text:style-name="P6"><text:tab/><text:tab/><text:tab/><text:tab/><text:tab/><text:tab/><text:tab/><text:tab/><text:tab/><text:tab/> <text:s text:c="4"/><text:span text:style-name="T4">Макушинская Д.В.</text:span></text:p>
      <text:p text:style-name="P6"/>
      <text:p text:style-name="P6"><text:span text:style-name="T4">Проверил</text:span>: <text:tab/><text:tab/><text:tab/><text:tab/><text:tab/><text:tab/> <text:s text:c="8"/><text:span text:style-name="T4">старший преподаватель каф. ЭВМ</text:span></text:p>
      <text:p text:style-name="P7"><text:tab/><text:tab/><text:tab/><text:tab/><text:tab/><text:tab/><text:tab/><text:tab/><text:tab/> <text:s text:c="10"/><text:tab/> <text:s text:c="3"/><text:span text:style-name="T4">Поденок Л.П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Минск 202<text:span text:style-name="T7">5</text:span></text:p>
      <text:list text:style-name="WWNum4">
        <text:list-item>
          <text:list>
            <text:list-item>
              <text:list>
                <text:list-header>
                  <text:p text:style-name="P9" loext:marker-style-name="T8"><text:soft-page-break/><text:span text:style-name="T9">1 </text:span><text:span text:style-name="T10">УСЛОВИЕ ЛАБ</text:span><text:span text:style-name="T11">о</text:span><text:span text:style-name="T10">РАТОРНОЙ РАБОТЫ</text:span></text:p>
                </text:list-header>
              </text:list>
            </text:list-item>
          </text:list>
        </text:list-item>
      </text:list>
      <text:p text:style-name="P10" loext:marker-style-name="T8"/>
      <text:p text:style-name="P11">Написать многопоточную программу sort_index для сортировки вторичного индексного файла таблицы базы данных, работающую с файлом с использованием отображение файлов в адресное пространство процесса. Программа должна запускаться следующим образом:</text:p>
      <text:p text:style-name="P12">$ sort_index memsize blocks threads filenаme</text:p>
      <text:p text:style-name="P11">Параметры командной строки:</text:p>
      <text:p text:style-name="P11"><text:span text:style-name="T12">memsize</text:span> ‒ размер рабочего буфера, кратный размеру страницы (getpagesize(2))</text:p>
      <text:p text:style-name="P11"><text:span text:style-name="T12">blocks </text:span>‒ порядок (количество блоков) разбиения буфера</text:p>
      <text:p text:style-name="P11"><text:span text:style-name="T12">threads</text:span> ‒ количество потоков (от k до N), где k ‒ количество процессорных ядер, N ‒ максимальное количество потоков (k &lt;= N &lt;= 8k).</text:p>
      <text:p text:style-name="P11"><text:span text:style-name="T12">filenаme</text:span> ‒ имя файла.</text:p>
      <text:p text:style-name="P11">Количество блоков должно быть степенью двойки и превышать количество потоков не менее, чем в 4 раза (при k = 4 количество блоков не должно быть менее 16). Соответственно, размер файла должен удовлетворять указанным ограничениям.</text:p>
      <text:p text:style-name="P11">Для целей тестирования следует написать программу <text:span text:style-name="T12">gen</text:span> , которая будет генерироват<text:span text:style-name="T3">ь </text:span>неотсортированный индексный файл, и программу <text:span text:style-name="T12">view</text:span> для отображения индексного файла на <text:span text:style-name="T12">stdout</text:span>.</text:p>
      <text:p text:style-name="P11">Алгоритм программы генерации</text:p>
      <text:p text:style-name="P11">Генерируемый файл представляет собой вторичный индекс по времени и состоит из заголовка и индексных записей фиксированной длины.</text:p>
      <text:p text:style-name="P11">Индексная запись имеет следующую структуру:</text:p>
      <text:p text:style-name="P12">struct index_s {</text:p>
      <text:p text:style-name="P12">double</text:p>
      <text:p text:style-name="P12">time_mark; </text:p>
      <text:p text:style-name="P12">uint64_t recno;</text:p>
      <text:p text:style-name="P12">};</text:p>
      <text:p text:style-name="P11">Заголовок представляет собой следующую структуру</text:p>
      <text:p text:style-name="P12">struct index_hdr_s {</text:p>
      <text:p text:style-name="P12">uint64_t</text:p>
      <text:p text:style-name="P12">recsords;</text:p>
      <text:p text:style-name="P12">struct index_s idx[];</text:p>
      <text:p text:style-name="P12">};</text:p>
      <text:p text:style-name="P11">Временная метка определяется в модифицированный юлианских днях. Целая часть лежит в пределах от 15020.0 (1900.01.01-0:0:0.0) до «вчера»8. Дробная – это часть дня (0.5 – 12:0:0.0).</text:p>
      <text:p text:style-name="P11">Для генерации целой и дробной частей временной метки следует использовать системный генератор случайных чисел <text:span text:style-name="T12">rand(3) </text:span>или<text:span text:style-name="T12"> rand_r(3)</text:span>.</text:p>
      <text:p text:style-name="P11"><text:soft-page-break/>Первичный индекс, как вариант, может заполняться последовательно, начиная с 1, но мо<text:span text:style-name="T3">ж</text:span>ет быть случайным целым &gt; 0 (в программе сортировки не используется).</text:p>
      <text:p text:style-name="P11">Размер индекса в записях должен быть кратен 256 и кратно превышать планируемую выделенную память для отображения. Размер индекса и имя файла указывается при запуске программы генерации.</text:p>
      <text:p text:style-name="P11">Алгоритм программы сортировки</text:p>
      <text:p text:style-name="P11">1) Основной поток запускает <text:span text:style-name="T12">threads</text:span> потоков, сообщая им адрес буфера, размер блока <text:span text:style-name="T12">memsize/blocks,</text:span> и их номер от 1 до <text:span text:style-name="T12">threads - 1</text:span>, используя возможность передачи аргумента для <text:span text:style-name="T12">start_routine</text:span>. Порожденные потоки останавливаются на барьере, ожидая прихода основного.</text:p>
      <text:p text:style-name="P11">2) Основной поток c номером 0 открывает файл, отображает его часть размером memsize напамять и синхронизируется на барьере. Барьер «открывается» и все threads потоков входят наравных в фазу сортировки.</text:p>
      <text:p text:style-name="P11">3) Фаза сортировки</text:p>
      <text:p text:style-name="P11">С каждым из блоков связана карта (массив) отсортированных блоков, в которой изначально блоки с 0 по<text:span text:style-name="T12"> threads-1</text:span> отмечены, как занятые.</text:p>
      <text:p text:style-name="P11">Поток n начинает с того, что выбирает из массива блок со своим номером и его сортирует, используя <text:span text:style-name="T12">qsort(3</text:span>). После того, как поток отсортировал свой первый блок, он на основе конкурентного захвата мьютекса, связанного с картой, получает к ней эксклюзивный доступ, отмечает следующий свободный блок, как занятый, освобождает мьютекс и приступает к его сортировке.</text:p>
      <text:p text:style-name="P11">Если свободных блоков нет, синхронизируется на барьере. После прохождения барьера все блоки будут отсортированы.</text:p>
      <text:p text:style-name="P11">4) Фаза слияния</text:p>
      <text:p text:style-name="P11">Поскольку блоков степень двойки, слияния производятся парами в цикле.</text:p>
      <text:p text:style-name="P11">Поток 0 сливает блоки 0 и1, поток 1 ‒ блоки 2 и 3, и так далее.</text:p>
      <text:p text:style-name="P11">Для отметки слитых пар и не слитых используется половина карты. Если для потока нет пары слияния, он синхронизируется на барьере.</text:p>
      <text:p text:style-name="P11">В результате слияния количество блоков, подлежащих слиянию сокращается в два раза, а размер их в два раза увеличивается.</text:p>
      <text:p text:style-name="P11">После очередного прохождения барьера количество блоков, подлежащих слиянию, станет меньше количества потоков. В этом случае распределение блоков между потоками осуществляется на основе конкурентного захвата мьютекса, связанного с картой. Потоки, котором не досталось блока, синхронизируются на барьере.</text:p>
      <text:p text:style-name="P11">Когда осталась последняя пара, все потоки с номером не равным нулю синхронизируются на барьере, о поток с номером 0 выполняет слияние последней пары.</text:p>
      <text:p text:style-name="P11">После слияния буфер становится отсортирован и подлежит сбросу в файл (munmap()). Если не весь файл обработан, продолжаем с шага 2.</text:p>
      <text:p text:style-name="P11"><text:soft-page-break/>Если весь файл обработан, основной поток отправляет запрос отмены порожденным потокам, выполняет слияние отсортированных частей файла и завершается.</text:p>
      <text:p text:style-name="P11">Как вариант, потоки, которым не досталось блоков для слияния, завершаются.</text:p>
      <text:list text:continue-numbering="true" text:style-name="WWNum4">
        <text:list-header>
          <text:p text:style-name="P13" loext:marker-style-name="T8"><text:span text:style-name="T9">2 </text:span><text:span text:style-name="T13">О</text:span><text:span text:style-name="T10">ПИСАНИЕ АЛГОРИТМОВ И РЕШЕНИЙ</text:span></text:p>
        </text:list-header>
      </text:list>
      <text:p text:style-name="текст_20_основной"/>
      <text:p text:style-name="текст_20_основной">Программа генерации индексного файла <text:span text:style-name="T12">gen.c. </text:span>Программа <text:span text:style-name="T12">gen</text:span> создает файл <text:span text:style-name="T12">(../gen.txt)</text:span>, содержащий неупорядоченный вторичный индекс. Этот файл используется в качестве входных данных для программы сортировки.</text:p>
      <text:p text:style-name="текст_20_основной">Входные данные:</text:p>
      <text:p text:style-name="текст_20_основной">Программа принимает один аргумент командной строки — filesize - <text:span text:style-name="T14">т</text:span>ребуемое количество индексных записей в файле. Значение должно быть положительным и кратным 256.</text:p>
      <text:p text:style-name="текст_20_основной"><text:span text:style-name="T14">Для генерации используется функция </text:span><text:span text:style-name="T12">getJulian(int r). </text:span><text:span text:style-name="T15">Она г</text:span>енерирует псевдослучайную временную метку. Использует <text:span text:style-name="T12">localtime() </text:span>для получения текущей даты/времени как верхнего предела. С помощью <text:span text:style-name="T12">srandom(getpid() + r) </text:span>и <text:span text:style-name="T12">random()</text:span> генерируются год, месяц, день, час, минута, секунда. Затем вычисляется модифицированный юлианский день. </text:p>
      <text:p text:style-name="текст_20_основной">Программа просмотра индексного файла <text:span text:style-name="T12">print.c. </text:span>Программа<text:span text:style-name="T12"> print</text:span> читает индексный файл, созданный<text:span text:style-name="T12"> gen,</text:span> и выводит его содержимое на стандартный вывод <text:span text:style-name="T12">stdout</text:span> в текстовом формате.</text:p>
      <text:p text:style-name="текст_20_основной">Программ<text:span text:style-name="T16">ы</text:span> многопоточной сортировки sort.c и thread_work.c.</text:p>
      <text:p text:style-name="текст_20_основной">Программа <text:span text:style-name="T12">sort</text:span> выполняет сортировку индексного файла, созданного <text:span text:style-name="T12">gen</text:span>, по полю <text:span text:style-name="T12">time_mark</text:span> записей <text:span text:style-name="T12">index_s</text:span>. Сортировка выполняется параллельно несколькими потоками с использованием отображения файла в память для обработки файла по частям, разбитым на блоки.</text:p>
      <text:p text:style-name="текст_20_основной">Программа принимает четыре аргумента командной строки:</text:p>
      <text:list text:style-name="L1">
        <text:list-item>
          <text:p text:style-name="P14"><text:span text:style-name="T12">memsize</text:span> - <text:span text:style-name="T16">р</text:span>азмер рабочего буфера, кратный размеру страницы;</text:p>
        </text:list-item>
        <text:list-item>
          <text:p text:style-name="P15"><text:span text:style-name="T17">b</text:span><text:span text:style-name="T12">locks</text:span> - <text:span text:style-name="T16">к</text:span>оличество блоков, на которое делится буфер<text:span text:style-name="T12"> memsize;</text:span></text:p>
        </text:list-item>
        <text:list-item>
          <text:p text:style-name="P15"><text:span text:style-name="T12">threads</text:span> - <text:span text:style-name="T16">к</text:span>оличество рабочих потоков;</text:p>
        </text:list-item>
        <text:list-item>
          <text:p text:style-name="P15"><text:span text:style-name="T12">filename</text:span> - <text:span text:style-name="T16">п</text:span>уть к сортируемому файлу.</text:p>
        </text:list-item>
      </text:list>
      <text:p text:style-name="текст_20_основной">Основные структуры и механизмы:</text:p>
      <text:p text:style-name="текст_20_основной">Создается <text:span text:style-name="T12">threads</text:span> рабочих потоков функцией <text:span text:style-name="T12">pthread_create</text:span>. Основной поток также участвует в работе, действуя как поток 0.</text:p>
      <text:p text:style-name="текст_20_основной">Барьер <text:span text:style-name="T12">pthread_barrier_t barrier</text:span> <text:span text:style-name="T16">и</text:span>спользуется для синхронизации всех <text:span text:style-name="T12">threads + 1</text:span> потоков на различных этапах: после отображения чанка, после сортировки блоков, между этапами слияния, перед завершением. Инициализируется с помощью <text:span text:style-name="T12">pthread_barrier_init.</text:span> Ожидание на барьере выполняется вызовом <text:span text:style-name="T12">pthread_barrier_wait.</text:span></text:p>
      <text:p text:style-name="текст_20_основной">Мьютекс <text:span text:style-name="T12">pthread_mutex_t mutex </text:span><text:span text:style-name="T16">и</text:span>спользуется для защиты доступа к общей структуре <text:span text:style-name="T12">block_maps</text:span> при динамическом распределении блоков для сортировки и задач слияния. Используются стандартные <text:span text:style-name="T12">pthread_mutex_lock</text:span> и <text:span text:style-name="T12">pthread_mutex_unlock.</text:span></text:p>
      <text:p text:style-name="текст_20_основной"/>
      <text:p text:style-name="P16" loext:marker-style-name="T18"><text:soft-page-break/><text:span text:style-name="T19">3 </text:span><text:span text:style-name="T20">ФУНКЦИОНАЛЬНАЯ СТРУКТУРА ПРОЕКТА</text:span></text:p>
      <text:p text:style-name="P16" loext:marker-style-name="T18"><text:span text:style-name="Strong_20_Emphasis"><text:span text:style-name="T21"/></text:span></text:p>
      <text:p text:style-name="текст_20_основной"><text:span text:style-name="Strong_20_Emphasis"><text:span text:style-name="T21">Проект состоит из трех основных исполняемых программ </text:span></text:span><text:span text:style-name="Strong_20_Emphasis"><text:span text:style-name="T22">gen, print, sort,</text:span></text:span><text:span text:style-name="Strong_20_Emphasis"><text:span text:style-name="T21"> реализованных в соответствующих .c файлах, и вспомогательных модулей. Основная логика многопоточной сортировки вынесена в отдельный модуль </text:span></text:span><text:span text:style-name="Strong_20_Emphasis"><text:span text:style-name="T22">thread_work.c и thread_work.h</text:span></text:span><text:span text:style-name="Strong_20_Emphasis"><text:span text:style-name="T21">. Общие структуры данных, используемые всеми компонентами, определены в заголовочном файле </text:span></text:span><text:span text:style-name="Strong_20_Emphasis"><text:span text:style-name="T22">structures.h.</text:span></text:span></text:p>
      <text:p text:style-name="текст_20_основной"><text:span text:style-name="Strong_20_Emphasis"><text:span text:style-name="T21">Заголовочны</text:span></text:span><text:span text:style-name="Strong_20_Emphasis"><text:span text:style-name="T23">й </text:span></text:span><text:span text:style-name="Strong_20_Emphasis"><text:span text:style-name="T21">файл </text:span></text:span><text:span text:style-name="Strong_20_Emphasis"><text:span text:style-name="T22">structures.h </text:span></text:span><text:span text:style-name="Strong_20_Emphasis"><text:span text:style-name="T24">о</text:span></text:span><text:span text:style-name="Strong_20_Emphasis"><text:span text:style-name="T21">пределяет общие структуры данных, используемые во всем проекте, обеспечивая согласованность типов между различными модулями. Содержимое:</text:span></text:span></text:p>
      <text:list text:style-name="L2">
        <text:list-item>
          <text:p text:style-name="P17"><text:span text:style-name="Strong_20_Emphasis"><text:span text:style-name="T21">index_s - </text:span></text:span><text:span text:style-name="Strong_20_Emphasis"><text:span text:style-name="T23">с</text:span></text:span><text:span text:style-name="Strong_20_Emphasis"><text:span text:style-name="T21">труктура одной индексной записи;</text:span></text:span></text:p>
        </text:list-item>
        <text:list-item>
          <text:p text:style-name="P18"><text:span text:style-name="Strong_20_Emphasis"><text:span text:style-name="T21">index_hdr_s - </text:span></text:span><text:span text:style-name="Strong_20_Emphasis"><text:span text:style-name="T23">с</text:span></text:span><text:span text:style-name="Strong_20_Emphasis"><text:span text:style-name="T21">труктура заголовка файла, содержащая количество записей records и встроенный массив idx для хранения записей;</text:span></text:span></text:p>
        </text:list-item>
        <text:list-item>
          <text:p text:style-name="P18"><text:span text:style-name="Strong_20_Emphasis"><text:span text:style-name="T21">attrs - </text:span></text:span><text:span text:style-name="Strong_20_Emphasis"><text:span text:style-name="T23">с</text:span></text:span><text:span text:style-name="Strong_20_Emphasis"><text:span text:style-name="T21">труктура для передачи аргументов в функции сортировки;</text:span></text:span></text:p>
        </text:list-item>
        <text:list-item>
          <text:p text:style-name="P18"><text:span text:style-name="Strong_20_Emphasis"><text:span text:style-name="T21">block_map - </text:span></text:span><text:span text:style-name="Strong_20_Emphasis"><text:span text:style-name="T23">с</text:span></text:span><text:span text:style-name="Strong_20_Emphasis"><text:span text:style-name="T21">труктура для карты блоков, используемая для отслеживания состояния и номера блока при сортировке и слиянии.</text:span></text:span></text:p>
        </text:list-item>
      </text:list>
      <text:p text:style-name="текст_20_основной"><text:span text:style-name="Strong_20_Emphasis"><text:span text:style-name="T25">Файл</text:span></text:span><text:span text:style-name="Strong_20_Emphasis"><text:span text:style-name="T24"> </text:span></text:span><text:span text:style-name="Strong_20_Emphasis"><text:span text:style-name="T22">gen.c </text:span></text:span><text:span text:style-name="Strong_20_Emphasis"><text:span text:style-name="T25">р</text:span></text:span><text:span text:style-name="Strong_20_Emphasis"><text:span text:style-name="T21">еализует программу </text:span></text:span><text:span text:style-name="Strong_20_Emphasis"><text:span text:style-name="T22">gen</text:span></text:span><text:span text:style-name="Strong_20_Emphasis"><text:span text:style-name="T21"> для генерации тестового индексного файла. Основные функции:</text:span></text:span></text:p>
      <text:list text:style-name="L3">
        <text:list-item>
          <text:p text:style-name="P19"><text:span text:style-name="Strong_20_Emphasis"><text:span text:style-name="T22">main() </text:span></text:span><text:span text:style-name="Strong_20_Emphasis"><text:span text:style-name="T21">- </text:span></text:span><text:span text:style-name="Strong_20_Emphasis"><text:span text:style-name="T23">о</text:span></text:span><text:span text:style-name="Strong_20_Emphasis"><text:span text:style-name="T21">брабатывает аргумент командной строки, выполняет валидацию, вызывает </text:span></text:span><text:span text:style-name="Strong_20_Emphasis"><text:span text:style-name="T22">create_file</text:span></text:span><text:span text:style-name="Strong_20_Emphasis"><text:span text:style-name="T21">;</text:span></text:span></text:p>
        </text:list-item>
        <text:list-item>
          <text:p text:style-name="P19"><text:span text:style-name="Strong_20_Emphasis"><text:span text:style-name="T22">getJulian()</text:span></text:span><text:span text:style-name="Strong_20_Emphasis"><text:span text:style-name="T21"> - </text:span></text:span><text:span text:style-name="Strong_20_Emphasis"><text:span text:style-name="T23">г</text:span></text:span><text:span text:style-name="Strong_20_Emphasis"><text:span text:style-name="T21">енерирует временную метку в формате MJD;</text:span></text:span></text:p>
        </text:list-item>
        <text:list-item>
          <text:p text:style-name="P19"><text:span text:style-name="Strong_20_Emphasis"><text:span text:style-name="T22">create_file() - </text:span></text:span><text:span text:style-name="Strong_20_Emphasis"><text:span text:style-name="T25">о</text:span></text:span><text:span text:style-name="Strong_20_Emphasis"><text:span text:style-name="T21">ткрывает файл, генерирует указанное количество записей </text:span></text:span><text:span text:style-name="Strong_20_Emphasis"><text:span text:style-name="T22">index_s </text:span></text:span><text:span text:style-name="Strong_20_Emphasis"><text:span text:style-name="T21">со случайными </text:span></text:span><text:span text:style-name="Strong_20_Emphasis"><text:span text:style-name="T22">time_mark</text:span></text:span><text:span text:style-name="Strong_20_Emphasis"><text:span text:style-name="T21">, записывает заголовок и все записи в файл одним блоком с помощью </text:span></text:span><text:span text:style-name="Strong_20_Emphasis"><text:span text:style-name="T22">write().</text:span></text:span></text:p>
        </text:list-item>
      </text:list>
      <text:p text:style-name="текст_20_основной"><text:span text:style-name="Strong_20_Emphasis"><text:span text:style-name="T23">Файл </text:span></text:span><text:span text:style-name="Strong_20_Emphasis"><text:span text:style-name="T22">print.c </text:span></text:span><text:span text:style-name="Strong_20_Emphasis"><text:span text:style-name="T23">р</text:span></text:span><text:span text:style-name="Strong_20_Emphasis"><text:span text:style-name="T21">еализует программу </text:span></text:span><text:span text:style-name="Strong_20_Emphasis"><text:span text:style-name="T22">print</text:span></text:span><text:span text:style-name="Strong_20_Emphasis"><text:span text:style-name="T21"> для вывода содержимого индексного файла на консоль.</text:span></text:span></text:p>
      <text:p text:style-name="текст_20_основной"><text:span text:style-name="Strong_20_Emphasis"><text:span text:style-name="T21">Основные функции:</text:span></text:span></text:p>
      <text:p text:style-name="текст_20_основной"><text:span text:style-name="Strong_20_Emphasis"><text:span text:style-name="T23">1) </text:span></text:span><text:span text:style-name="Strong_20_Emphasis"><text:span text:style-name="T22">main()</text:span></text:span><text:span text:style-name="Strong_20_Emphasis"><text:span text:style-name="T21"> - </text:span></text:span><text:span text:style-name="Strong_20_Emphasis"><text:span text:style-name="T23">о</text:span></text:span><text:span text:style-name="Strong_20_Emphasis"><text:span text:style-name="T21">брабатывает аргумент командной строки, открывает файл, читает заголовок и указанное количество записей одним блоком с помощью</text:span></text:span><text:span text:style-name="Strong_20_Emphasis"><text:span text:style-name="T22"> read()</text:span></text:span><text:span text:style-name="Strong_20_Emphasis"><text:span text:style-name="T21">, итерирует по прочитанным записям и выводит их поля.</text:span></text:span></text:p>
      <text:p text:style-name="текст_20_основной"><text:span text:style-name="Strong_20_Emphasis"><text:span text:style-name="T23">Файл </text:span></text:span><text:span text:style-name="Strong_20_Emphasis"><text:span text:style-name="T22">sort/sort.c </text:span></text:span><text:span text:style-name="Strong_20_Emphasis"><text:span text:style-name="T24">р</text:span></text:span><text:span text:style-name="Strong_20_Emphasis"><text:span text:style-name="T21">еализует основную программу </text:span></text:span><text:span text:style-name="Strong_20_Emphasis"><text:span text:style-name="T22">sort</text:span></text:span><text:span text:style-name="Strong_20_Emphasis"><text:span text:style-name="T21">. Отвечает за запуск и общую координацию процесса сортировки.</text:span></text:span></text:p>
      <text:p text:style-name="текст_20_основной"><text:span text:style-name="Strong_20_Emphasis"><text:span text:style-name="T23">Файл </text:span></text:span><text:span text:style-name="Strong_20_Emphasis"><text:span text:style-name="T22">sort/thread_work.c </text:span></text:span><text:span text:style-name="Strong_20_Emphasis"><text:span text:style-name="T26">- </text:span></text:span><text:span text:style-name="Strong_20_Emphasis"><text:span text:style-name="T25">с</text:span></text:span><text:span text:style-name="Strong_20_Emphasis"><text:span text:style-name="T21">одержит основную логику многопоточной сортировки файла с использованием </text:span></text:span><text:span text:style-name="Strong_20_Emphasis"><text:span text:style-name="T22">mmap</text:span></text:span><text:span text:style-name="Strong_20_Emphasis"><text:span text:style-name="T21">.</text:span></text:span></text:p>
      <text:p text:style-name="текст_20_основной"><text:span text:style-name="Strong_20_Emphasis"><text:span text:style-name="T21"/></text:span></text:p>
      <text:p text:style-name="текст_20_основной"><text:span text:style-name="Strong_20_Emphasis"><text:span text:style-name="T21"/></text:span></text:p>
      <text:p text:style-name="P20" loext:marker-style-name="T27"><text:span text:style-name="T28">4 </text:span><text:span text:style-name="T29">ПОРЯДОК СБОРКИ И ЗАПУСКА</text:span></text:p>
      <text:p text:style-name="P21" loext:marker-style-name="T27"><text:span text:style-name="T30"/></text:p>
      <text:p text:style-name="P22" loext:marker-style-name="T27"><text:span text:style-name="T31">1</text:span><text:span text:style-name="T16">)</text:span> Перей<text:span text:style-name="T32">ти </text:span>в <text:span text:style-name="T32">каталог</text:span> <text:span text:style-name="T31">проекта</text:span>.</text:p>
      <text:p text:style-name="P23" loext:marker-style-name="T27"><text:s text:c="3"/><text:span text:style-name="T12"><text:s/>cd 'Макушинская Д.В./lab0</text:span><text:span text:style-name="T33">6</text:span><text:span text:style-name="T12">'</text:span></text:p>
      <text:p text:style-name="P24" loext:marker-style-name="T27"><text:span text:style-name="T31">2</text:span><text:span text:style-name="T16">)</text:span> <text:span text:style-name="T16">Перейти в каталог с функцией генерации файла и выполнить сборку программы</text:span>.</text:p>
      <text:p text:style-name="P25" loext:marker-style-name="T27"><text:span text:style-name="T34"><text:s text:c="4"/>cd gen_file</text:span></text:p>
      <text:p text:style-name="P25" loext:marker-style-name="T27"><text:span text:style-name="T34"><text:s text:c="4"/>make</text:span></text:p>
      <text:p text:style-name="P25" loext:marker-style-name="T27"><text:span text:style-name="T35">3</text:span><text:span text:style-name="T36">) </text:span><text:span text:style-name="T37">В</text:span><text:span text:style-name="T36">ыполнить генерацию файла.</text:span><text:span text:style-name="T37"> (</text:span><text:span text:style-name="T36">Пример значения</text:span><text:span text:style-name="T37"> </text:span><text:span text:style-name="T34">value</text:span><text:span text:style-name="T37">_str</text:span><text:span text:style-name="T34"> - 8192</text:span><text:span text:style-name="T37">)</text:span></text:p>
      <text:p text:style-name="P26" loext:marker-style-name="T27"><text:span text:style-name="T34"><text:s text:c="4"/>./gen value</text:span><text:span text:style-name="T37">_str</text:span></text:p>
      <text:p text:style-name="P27" loext:marker-style-name="T27"><text:span text:style-name="T38">4) Перейти в каталог с функцией сортировки и выполнить сборку программы.</text:span></text:p>
      <text:p text:style-name="P27" loext:marker-style-name="T27"><text:span text:style-name="T38"><text:s text:c="4"/></text:span><text:span text:style-name="T34">cd ../sort</text:span></text:p>
      <text:p text:style-name="P27" loext:marker-style-name="T27"><text:span text:style-name="T34"><text:s text:c="4"/>make</text:span></text:p>
      <text:p text:style-name="P27" loext:marker-style-name="T27"><text:span text:style-name="T39">5</text:span><text:span text:style-name="T38">) Отсортировать созданный файл. (Примеры значений v</text:span><text:span text:style-name="T34">alue</text:span><text:span text:style-name="T40">_str</text:span><text:span text:style-name="T34"> - 8192, value</text:span><text:span text:style-name="T40">_blocks</text:span><text:span text:style-name="T34"> - 32, value</text:span><text:span text:style-name="T40">_thr</text:span><text:span text:style-name="T34"> - 8, path - <text:s/>"../gen.txt"</text:span><text:span text:style-name="T40">)</text:span></text:p>
      <text:p text:style-name="P27" loext:marker-style-name="T27"><text:span text:style-name="T40"><text:s text:c="3"/></text:span><text:span text:style-name="T34">./sort <text:s/></text:span><text:span text:style-name="T38">v</text:span><text:span text:style-name="T34">alue</text:span><text:span text:style-name="T40">_str</text:span><text:span text:style-name="T34"> value</text:span><text:span text:style-name="T40">_blocks</text:span><text:span text:style-name="T34"> value</text:span><text:span text:style-name="T40">_thr</text:span><text:span text:style-name="T34"> path</text:span></text:p>
      <text:p text:style-name="P27" loext:marker-style-name="T27"><text:span text:style-name="T38">6) Перейти в каталог с функцией вывода содержимого файла и собрать программу.</text:span></text:p>
      <text:p text:style-name="P26" loext:marker-style-name="T27"><text:span text:style-name="T34"><text:s text:c="3"/>cd ../print_file</text:span></text:p>
      <text:p text:style-name="P26" loext:marker-style-name="T27"><text:span text:style-name="T34"><text:s text:c="3"/>make</text:span></text:p>
      <text:p text:style-name="P28" loext:marker-style-name="T27"><text:span text:style-name="T39">7</text:span><text:span text:style-name="T38">) Вывести содержимое отсортированного файла на экран. </text:span><text:span text:style-name="T37">(</text:span><text:span text:style-name="T41">Пример значения</text:span><text:span text:style-name="T37"> </text:span><text:span text:style-name="T34">value</text:span><text:span text:style-name="T37">_str</text:span><text:span text:style-name="T34"> - 8192</text:span><text:span text:style-name="T37">)</text:span></text:p>
      <text:p text:style-name="P26" loext:marker-style-name="T27"><text:span text:style-name="T34"><text:s text:c="4"/>./print_file valueOfStruct</text:span></text:p>
      <text:p text:style-name="P29" loext:marker-style-name="T27"><text:span text:style-name="T42"/></text:p>
      <text:p text:style-name="P30" loext:marker-style-name="T27"><text:span text:style-name="T42"/></text:p>
      <text:p text:style-name="P31" loext:marker-style-name="T27"><text:span text:style-name="T42"><text:tab/></text:span><text:span text:style-name="T29">5 </text:span><text:span text:style-name="T43">результат</text:span><text:span text:style-name="T20">ы</text:span><text:span text:style-name="T43"> тестирования</text:span></text:p>
      <text:p text:style-name="P32" loext:marker-style-name="T27"><text:span text:style-name="T44"/></text:p>
      <text:p text:style-name="P33" loext:marker-style-name="T27">1) <text:span text:style-name="T45">Результат команды </text:span><text:span text:style-name="T12">./print 8192</text:span><text:span text:style-name="T45"> после генерации файла, но до сортировки:</text:span></text:p>
      <text:p text:style-name="P33" loext:marker-style-name="T27"><text:span text:style-name="T45">….</text:span></text:p>
      <text:p text:style-name="P33" loext:marker-style-name="T27"><text:span text:style-name="T45">recno - 8172 time_mark - 56324.053519 </text:span></text:p>
      <text:p text:style-name="P33" loext:marker-style-name="T27"><text:span text:style-name="T45">recno - 8173 time_mark - 27135.542396 </text:span></text:p>
      <text:p text:style-name="P33" loext:marker-style-name="T27"><text:span text:style-name="T45">recno - 8174 time_mark - 47222.836852 </text:span></text:p>
      <text:p text:style-name="P33" loext:marker-style-name="T27"><text:span text:style-name="T45">recno - 8175 time_mark - 50082.298634 </text:span></text:p>
      <text:p text:style-name="P33" loext:marker-style-name="T27"><text:span text:style-name="T45">recno - 8176 time_mark - 54838.549306 </text:span></text:p>
      <text:p text:style-name="P33" loext:marker-style-name="T27"><text:span text:style-name="T45">recno - 8177 time_mark - 56292.088241 </text:span></text:p>
      <text:p text:style-name="P33" loext:marker-style-name="T27"><text:span text:style-name="T45">recno - 8178 time_mark - 32979.209086 </text:span></text:p>
      <text:p text:style-name="P33" loext:marker-style-name="T27"><text:span text:style-name="T45">recno - 8179 time_mark - 38764.297928 </text:span></text:p>
      <text:p text:style-name="P33" loext:marker-style-name="T27"><text:span text:style-name="T45">recno - 8180 time_mark - 41322.215336 </text:span></text:p>
      <text:p text:style-name="P33" loext:marker-style-name="T27"><text:span text:style-name="T45">recno - 8181 time_mark - 20132.584757 </text:span></text:p>
      <text:p text:style-name="P33" loext:marker-style-name="T27"><text:span text:style-name="T45">recno - 8182 time_mark - 26709.418113 </text:span></text:p>
      <text:p text:style-name="P33" loext:marker-style-name="T27"><text:span text:style-name="T45">recno - 8183 time_mark - 34043.378507 </text:span></text:p>
      <text:p text:style-name="P33" loext:marker-style-name="T27"><text:span text:style-name="T45">recno - 8184 time_mark - 15450.344468 </text:span></text:p>
      <text:p text:style-name="P33" loext:marker-style-name="T27"><text:span text:style-name="T45">recno - 8185 time_mark - 37723.509028 </text:span></text:p>
      <text:p text:style-name="P33" loext:marker-style-name="T27"><text:span text:style-name="T45">recno - 8186 time_mark - 60376.629178 </text:span></text:p>
      <text:p text:style-name="P33" loext:marker-style-name="T27"><text:span text:style-name="T45">recno - 8187 time_mark - 29635.839606 </text:span></text:p>
      <text:p text:style-name="P33" loext:marker-style-name="T27"><text:span text:style-name="T45">recno - 8188 time_mark - 22390.213218 </text:span></text:p>
      <text:p text:style-name="P33" loext:marker-style-name="T27"><text:span text:style-name="T45">recno - 8189 time_mark - 28960.252789 </text:span></text:p>
      <text:p text:style-name="P33" loext:marker-style-name="T27"><text:span text:style-name="T45">recno - 8190 time_mark - 57447.836157 </text:span></text:p>
      <text:p text:style-name="P33" loext:marker-style-name="T27"><text:span text:style-name="T45">recno - 8191 time_mark - 19828.877824 </text:span></text:p>
      <text:p text:style-name="P33" loext:marker-style-name="T27"><text:span text:style-name="T45">recno - 8192 time_mark - 22356.217396 </text:span></text:p>
      <text:p text:style-name="P33" loext:marker-style-name="T27"><text:span text:style-name="T45">2) Результат работы команды </text:span><text:s/><text:span text:style-name="T46">./sort 8192 32 8 /home/daryamakushynskaya/LAB_OSiSP/lab6/OSaSP_lab6/gen.txt</text:span></text:p>
      <text:p text:style-name="P34" loext:marker-style-name="T27">thread #139821695375040 created</text:p>
      <text:p text:style-name="P34" loext:marker-style-name="T27">thread #139821678589632 created</text:p>
      <text:p text:style-name="P34" loext:marker-style-name="T27">thread #139821686982336 created</text:p>
      <text:p text:style-name="P34" loext:marker-style-name="T27">thread #139821670196928 created</text:p>
      <text:p text:style-name="P34" loext:marker-style-name="T27">thread #139821586577088 created</text:p>
      <text:p text:style-name="P34" loext:marker-style-name="T27">thread #139821578184384 created</text:p>
      <text:p text:style-name="P34" loext:marker-style-name="T27">thread #139821569791680 created</text:p>
      <text:p text:style-name="P34" loext:marker-style-name="T27">file in memory</text:p>
      <text:p text:style-name="P34" loext:marker-style-name="T27">thread #139821561398976 created</text:p>
      <text:p text:style-name="P34" loext:marker-style-name="T27">sorting block #7 by 139821569791680</text:p>
      <text:p text:style-name="P34" loext:marker-style-name="T27">sorting block #1 by 139821695375040</text:p>
      <text:p text:style-name="P34" loext:marker-style-name="T27">sorting block #3 by 139821678589632</text:p>
      <text:p text:style-name="P34" loext:marker-style-name="T27">sorting block #8 by 139821561398976</text:p>
      <text:p text:style-name="P34" loext:marker-style-name="T27"><text:soft-page-break/>sorting block #2 by 139821686982336</text:p>
      <text:p text:style-name="P34" loext:marker-style-name="T27">sorting block #0 by 139821695379264</text:p>
      <text:p text:style-name="P34" loext:marker-style-name="T27">sorting block #6 by 139821578184384</text:p>
      <text:p text:style-name="P34" loext:marker-style-name="T27">sorting block #9 by 139821695379264</text:p>
      <text:p text:style-name="P34" loext:marker-style-name="T27">sorting block #4 by 139821670196928</text:p>
      <text:p text:style-name="P34" loext:marker-style-name="T27">sorting block #10 by 139821695379264</text:p>
      <text:p text:style-name="P34" loext:marker-style-name="T27">sorting block #5 by 139821586577088</text:p>
      <text:p text:style-name="P34" loext:marker-style-name="T27">sorting block #12 by 139821569791680</text:p>
      <text:p text:style-name="P34" loext:marker-style-name="T27">sorting block #8 by 139821695375040</text:p>
      <text:p text:style-name="P34" loext:marker-style-name="T27">sorting block #11 by 139821695379264</text:p>
      <text:p text:style-name="P34" loext:marker-style-name="T27">sorting block #13 by 139821686982336</text:p>
      <text:p text:style-name="P34" loext:marker-style-name="T27">sorting block #14 by 139821678589632</text:p>
      <text:p text:style-name="P34" loext:marker-style-name="T27">sorting block #15 by 139821561398976</text:p>
      <text:p text:style-name="P34" loext:marker-style-name="T27">sorting block #16 by 139821569791680</text:p>
      <text:p text:style-name="P34" loext:marker-style-name="T27">sorting block #17 by 139821695375040</text:p>
      <text:p text:style-name="P34" loext:marker-style-name="T27">sorting block #18 by 139821695379264</text:p>
      <text:p text:style-name="P34" loext:marker-style-name="T27">sorting block #20 by 139821678589632</text:p>
      <text:p text:style-name="P34" loext:marker-style-name="T27">sorting block #22 by 139821578184384</text:p>
      <text:p text:style-name="P34" loext:marker-style-name="T27">sorting block #25 by 139821586577088</text:p>
      <text:p text:style-name="P34" loext:marker-style-name="T27">sorting block #27 by 139821670196928</text:p>
      <text:p text:style-name="P34" loext:marker-style-name="T27">sorting block #21 by 139821561398976</text:p>
      <text:p text:style-name="P34" loext:marker-style-name="T27">sorting block #23 by 139821695379264</text:p>
      <text:p text:style-name="P34" loext:marker-style-name="T27">sorting block #24 by 139821569791680</text:p>
      <text:p text:style-name="P34" loext:marker-style-name="T27">sorting block #26 by 139821695375040</text:p>
      <text:p text:style-name="P34" loext:marker-style-name="T27">sorting block #19 by 139821686982336</text:p>
      <text:p text:style-name="P34" loext:marker-style-name="T27">sorting block #28 by 139821678589632</text:p>
      <text:p text:style-name="P34" loext:marker-style-name="T27">sorting block #29 by 139821578184384</text:p>
      <text:p text:style-name="P34" loext:marker-style-name="T27">sorting block #30 by 139821670196928</text:p>
      <text:p text:style-name="P34" loext:marker-style-name="T27">sorting block #31 by 139821586577088</text:p>
      <text:p text:style-name="P34" loext:marker-style-name="T27">merging blocks #0 #1 by 139821695375040 mem 256</text:p>
      <text:p text:style-name="P34" loext:marker-style-name="T27">merging blocks #10 #11 by 139821569791680 mem 256</text:p>
      <text:p text:style-name="P34" loext:marker-style-name="T27">merging blocks #16 #17 by 139821686982336 mem 256</text:p>
      <text:p text:style-name="P34" loext:marker-style-name="T27">merging blocks #2 #3 by 139821578184384 mem 256</text:p>
      <text:p text:style-name="P34" loext:marker-style-name="T27">merging blocks #8 #9 by 139821670196928 mem 256</text:p>
      <text:p text:style-name="P34" loext:marker-style-name="T27">merging blocks #12 #13 by 139821678589632 mem 256</text:p>
      <text:p text:style-name="P34" loext:marker-style-name="T27">merging blocks #14 #15 by 139821561398976 mem 256</text:p>
      <text:p text:style-name="P34" loext:marker-style-name="T27">merging blocks #20 #21 by 139821569791680 mem 256</text:p>
      <text:p text:style-name="P34" loext:marker-style-name="T27">merging blocks #18 #19 by 139821695375040 mem 256</text:p>
      <text:p text:style-name="P34" loext:marker-style-name="T27"><text:soft-page-break/>merging blocks #4 #5 by 139821586577088 mem 256</text:p>
      <text:p text:style-name="P34" loext:marker-style-name="T27">merging blocks #6 #7 by 139821695379264 mem 256</text:p>
      <text:p text:style-name="P34" loext:marker-style-name="T27">merging blocks #22 #23 by 139821686982336 mem 256</text:p>
      <text:p text:style-name="P34" loext:marker-style-name="T27">merging blocks #24 #25 by 139821578184384 mem 256</text:p>
      <text:p text:style-name="P34" loext:marker-style-name="T27">merging blocks #26 #27 by 139821670196928 mem 256</text:p>
      <text:p text:style-name="P34" loext:marker-style-name="T27">merging blocks #28 #29 by 139821678589632 mem 256</text:p>
      <text:p text:style-name="P34" loext:marker-style-name="T27">merging blocks #30 #31 by 139821561398976 mem 256</text:p>
      <text:p text:style-name="P34" loext:marker-style-name="T27">merging blocks #0 #1 by 139821670196928 mem 512</text:p>
      <text:p text:style-name="P34" loext:marker-style-name="T27">merging blocks #12 #13 by 139821586577088 mem 512</text:p>
      <text:p text:style-name="P34" loext:marker-style-name="T27">merging blocks #4 #5 by 139821695375040 mem 512</text:p>
      <text:p text:style-name="P34" loext:marker-style-name="T27">merging blocks #6 #7 by 139821569791680 mem 512</text:p>
      <text:p text:style-name="P34" loext:marker-style-name="T27">merging blocks #8 #9 by 139821561398976 mem 512</text:p>
      <text:p text:style-name="P34" loext:marker-style-name="T27">merging blocks #2 #3 by 139821695379264 mem 512</text:p>
      <text:p text:style-name="P34" loext:marker-style-name="T27">merging blocks #14 #15 by 139821678589632 mem 512</text:p>
      <text:p text:style-name="P34" loext:marker-style-name="T27">merging blocks #10 #11 by 139821686982336 mem 512</text:p>
      <text:p text:style-name="P34" loext:marker-style-name="T27">merging blocks #2 #3 by 139821569791680 mem 1024</text:p>
      <text:p text:style-name="P34" loext:marker-style-name="T27">merging blocks #4 #5 by 139821670196928 mem 1024</text:p>
      <text:p text:style-name="P34" loext:marker-style-name="T27">merging blocks #6 #7 by 139821695379264 mem 1024</text:p>
      <text:p text:style-name="P34" loext:marker-style-name="T27">merging blocks #0 #1 by 139821686982336 mem 1024</text:p>
      <text:p text:style-name="P34" loext:marker-style-name="T27">merging blocks #0 #1 by 139821695379264 mem 2048</text:p>
      <text:p text:style-name="P34" loext:marker-style-name="T27">merging blocks #2 #3 by 139821586577088 mem 2048</text:p>
      <text:p text:style-name="P34" loext:marker-style-name="T27">merging blocks #0 #1 by 139821695379264 mem 4096</text:p>
      <text:p text:style-name="P34" loext:marker-style-name="T27">thread canceled #5</text:p>
      <text:p text:style-name="P34" loext:marker-style-name="T27">thread canceled #6</text:p>
      <text:p text:style-name="P34" loext:marker-style-name="T27">thread canceled #7</text:p>
      <text:p text:style-name="P34" loext:marker-style-name="T27">thread canceled #3</text:p>
      <text:p text:style-name="P34" loext:marker-style-name="T27">thread canceled #1</text:p>
      <text:p text:style-name="P34" loext:marker-style-name="T27">thread canceled #8</text:p>
      <text:p text:style-name="P34" loext:marker-style-name="T27">thread canceled #4</text:p>
      <text:p text:style-name="P34" loext:marker-style-name="T27">thread canceled #2</text:p>
      <text:p text:style-name="P34" loext:marker-style-name="T27">synced</text:p>
      <text:p text:style-name="P33" loext:marker-style-name="T27">3) <text:span text:style-name="T45">Результат работы команды </text:span><text:span text:style-name="T12">./print 8192</text:span><text:span text:style-name="T45"> после сортировки:</text:span></text:p>
      <text:p text:style-name="P33" loext:marker-style-name="T27"><text:span text:style-name="T45">….</text:span></text:p>
      <text:p text:style-name="P33" loext:marker-style-name="T27"><text:span text:style-name="T45">recno - 2070 time_mark - 60342.343102 </text:span></text:p>
      <text:p text:style-name="P33" loext:marker-style-name="T27"><text:span text:style-name="T45">recno - 1857 time_mark - 60343.754896 </text:span></text:p>
      <text:p text:style-name="P33" loext:marker-style-name="T27"><text:span text:style-name="T45">recno - 6141 time_mark - 60345.586157 </text:span></text:p>
      <text:p text:style-name="P33" loext:marker-style-name="T27"><text:span text:style-name="T45">recno - 5403 time_mark - 60346.671539 </text:span></text:p>
      <text:p text:style-name="P33" loext:marker-style-name="T27"><text:span text:style-name="T45">recno - 4453 time_mark - 60346.791701 </text:span></text:p>
      <text:p text:style-name="P33" loext:marker-style-name="T27"><text:span text:style-name="T45">recno - 6670 time_mark - 60346.886806 </text:span></text:p>
      <text:p text:style-name="P33" loext:marker-style-name="T27"><text:soft-page-break/><text:span text:style-name="T45">recno - 5133 time_mark - 60347.000741 </text:span></text:p>
      <text:p text:style-name="P33" loext:marker-style-name="T27"><text:span text:style-name="T45">recno - 6741 time_mark - 60347.169491 </text:span></text:p>
      <text:p text:style-name="P33" loext:marker-style-name="T27"><text:span text:style-name="T45">recno - 7782 time_mark - 60347.553472 </text:span></text:p>
      <text:p text:style-name="P33" loext:marker-style-name="T27"><text:span text:style-name="T45">recno - 7072 time_mark - 60347.717373 </text:span></text:p>
      <text:p text:style-name="P33" loext:marker-style-name="T27"><text:span text:style-name="T45">recno - 6071 time_mark - 60347.760440 </text:span></text:p>
      <text:p text:style-name="P33" loext:marker-style-name="T27"><text:span text:style-name="T45">recno - 4172 time_mark - 60347.875035 </text:span></text:p>
      <text:p text:style-name="P33" loext:marker-style-name="T27"><text:span text:style-name="T45">recno - 6814 time_mark - 60369.291690 </text:span></text:p>
      <text:p text:style-name="P33" loext:marker-style-name="T27"><text:span text:style-name="T45">recno - 3099 time_mark - 60369.799317 </text:span></text:p>
      <text:p text:style-name="P33" loext:marker-style-name="T27"><text:span text:style-name="T45">recno - 6446 time_mark - 60369.880613 </text:span></text:p>
      <text:p text:style-name="P33" loext:marker-style-name="T27"><text:span text:style-name="T45">recno - 2005 time_mark - 60369.884780 </text:span></text:p>
      <text:p text:style-name="P33" loext:marker-style-name="T27"><text:span text:style-name="T45">recno - 1112 time_mark - 60370.000000 </text:span></text:p>
      <text:p text:style-name="P33" loext:marker-style-name="T27"><text:span text:style-name="T45">recno - 4023 time_mark - 60370.220185 </text:span></text:p>
      <text:p text:style-name="P33" loext:marker-style-name="T27"><text:span text:style-name="T45">recno - 7036 time_mark - 60370.500000 </text:span></text:p>
      <text:p text:style-name="P33" loext:marker-style-name="T27"><text:span text:style-name="T45">recno - 2274 time_mark - 60371.047234 </text:span></text:p>
      <text:p text:style-name="P33" loext:marker-style-name="T27"><text:span text:style-name="T45">recno - 6225 time_mark - 60371.253484 </text:span></text:p>
      <text:p text:style-name="P33" loext:marker-style-name="T27"><text:span text:style-name="T45">recno - 494 time_mark - 60371.677095 </text:span></text:p>
      <text:p text:style-name="P33" loext:marker-style-name="T27"><text:span text:style-name="T45">recno - 3117 time_mark - 60371.709028 </text:span></text:p>
      <text:p text:style-name="P33" loext:marker-style-name="T27"><text:span text:style-name="T45">recno - 6830 time_mark - 60371.761123 </text:span></text:p>
      <text:p text:style-name="P33" loext:marker-style-name="T27"><text:span text:style-name="T45">recno - 4952 time_mark - 60372.755602 </text:span></text:p>
      <text:p text:style-name="P33" loext:marker-style-name="T27"><text:span text:style-name="T45">recno - 3874 time_mark - 60372.884757 </text:span></text:p>
      <text:p text:style-name="P33" loext:marker-style-name="T27"><text:span text:style-name="T45">recno - 1347 time_mark - 60373.507650 </text:span></text:p>
      <text:p text:style-name="P33" loext:marker-style-name="T27"><text:span text:style-name="T45">recno - 4285 time_mark - 60373.553472 </text:span></text:p>
      <text:p text:style-name="P33" loext:marker-style-name="T27"><text:span text:style-name="T45">recno - 5816 time_mark - 60373.636863 </text:span></text:p>
      <text:p text:style-name="P33" loext:marker-style-name="T27"><text:span text:style-name="T45">recno - 2531 time_mark - 60373.752130 </text:span></text:p>
      <text:p text:style-name="P33" loext:marker-style-name="T27"><text:span text:style-name="T45">recno - 4894 time_mark - 60373.793079 </text:span></text:p>
      <text:p text:style-name="P33" loext:marker-style-name="T27"><text:span text:style-name="T45">recno - 5084 time_mark - 60374.504896 </text:span></text:p>
      <text:p text:style-name="P33" loext:marker-style-name="T27"><text:span text:style-name="T45">recno - 1330 time_mark - 60374.552083 </text:span></text:p>
      <text:p text:style-name="P33" loext:marker-style-name="T27"><text:span text:style-name="T45">recno - 6122 time_mark - 60375.052801 </text:span></text:p>
      <text:p text:style-name="P33" loext:marker-style-name="T27"><text:span text:style-name="T45">recno - 4696 time_mark - 60375.167373 </text:span></text:p>
      <text:p text:style-name="P33" loext:marker-style-name="T27"><text:span text:style-name="T45">recno - 899 time_mark - 60375.674329 </text:span></text:p>
      <text:p text:style-name="P33" loext:marker-style-name="T27"><text:span text:style-name="T45">recno - 7857 time_mark - 60376.003507 </text:span></text:p>
      <text:p text:style-name="P33" loext:marker-style-name="T27"><text:span text:style-name="T45">recno - 1376 time_mark - 60376.380590 </text:span></text:p>
      <text:p text:style-name="P33" loext:marker-style-name="T27"><text:span text:style-name="T45">recno - 8186 time_mark - 60376.629178 </text:span></text:p>
      <text:p text:style-name="P33" loext:marker-style-name="T27"><text:span text:style-name="T45">recno - 4586 time_mark - 60376.797963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05cm" style:type="center"/>
          <style:tab-stop style:position="17.01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подраздел" style:family="paragraph" style:parent-style-name="Standard" style:master-page-name="">
      <style:paragraph-properties fo:margin-left="0cm" fo:margin-top="0cm" fo:margin-bottom="0cm" style:contextual-spacing="false" fo:line-height="100%" fo:text-align="justify" style:justify-single-word="false" fo:text-indent="1.251cm" style:auto-text-indent="false" style:page-number="auto">
        <style:tab-stops/>
      </style:paragraph-properties>
      <style:text-properties fo:font-size="14pt" fo:font-weight="bold" officeooo:rsid="00150d43" style:font-size-asian="14pt" style:font-size-complex="14pt"/>
    </style:style>
    <style:style style:name="текст_20_основной" style:display-name="текст основной" style:family="paragraph" style:parent-style-name="Standard" style:master-page-name="">
      <style:paragraph-properties fo:margin-left="0cm" fo:margin-top="0cm" fo:margin-bottom="0cm" style:contextual-spacing="false" fo:line-height="100%" fo:text-align="justify" style:justify-single-word="false" fo:hyphenation-ladder-count="no-limit" fo:hyphenation-keep="auto" loext:hyphenation-keep-type="column" fo:text-indent="1.251cm" style:auto-text-indent="false" style:page-number="auto"/>
      <style:text-properties fo:font-size="14pt" officeooo:rsid="00150d43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1ba79b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span text:style-name="MT1"><text:page-number text:select-page="current">11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2:45:03.862435618</meta:creation-date>
    <dc:date>2025-04-08T21:52:54.347840596</dc:date>
    <meta:editing-duration>PT1H22M51S</meta:editing-duration>
    <meta:editing-cycles>16</meta:editing-cycles>
    <meta:generator>LibreOffice/24.8.5.2$Linux_X86_64 LibreOffice_project/480$Build-2</meta:generator>
    <meta:print-date>2025-03-11T23:17:16.355010952</meta:print-date>
    <meta:printed-by>Файлы PDF</meta:printed-by>
    <meta:document-statistic meta:table-count="0" meta:image-count="0" meta:object-count="0" meta:page-count="11" meta:paragraph-count="261" meta:word-count="2137" meta:character-count="15278" meta:non-whitespace-character-count="13236"/>
  </office:meta>
</office:document-meta>
</file>